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7a3db" officeooo:paragraph-rsid="0017a3db"/>
    </style:style>
    <style:style style:name="P2" style:family="paragraph" style:parent-style-name="Heading_20_3">
      <style:text-properties fo:color="#c9211e" loext:opacity="100%" officeooo:rsid="0007b05c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Heading_20_3">
      <style:text-properties fo:color="#c9211e" loext:opacity="100%"/>
    </style:style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T1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</text:p>
      <text:h text:style-name="P2" text:outline-level="3">Requisitos Funcionais</text:h>
      <text:h text:style-name="Heading_20_4" text:outline-level="4">1. Identificação de Atores</text:h>
      <text:list text:style-name="L1">
        <text:list-item>
          <text:p text:style-name="P3"><text:span text:style-name="Strong_20_Emphasis">Aluno</text:span>: O ator principal, que interage diretamente com o sistema.</text:p>
        </text:list-item>
        <text:list-item>
          <text:p text:style-name="P4"><text:span text:style-name="Strong_20_Emphasis">Instituição</text:span>: Fornece os dados relacionados aos alunos, disciplinas e avaliações.</text:p>
        </text:list-item>
      </text:list>
      <text:h text:style-name="Heading_20_4" text:outline-level="4" text:is-list-header="true">2. Funcionalidades do Sistema</text:h>
      <text:h text:style-name="Heading_20_5" text:outline-level="5">2.1. Tela Inicial</text:h>
      <text:list text:style-name="L2">
        <text:list-item>
          <text:p text:style-name="P5"><text:span text:style-name="Strong_20_Emphasis">Login</text:span>: Permitir que o usuário faça login com segurança.</text:p>
        </text:list-item>
      </text:list>
      <text:h text:style-name="Heading_20_5" text:outline-level="5">2.2. Menu</text:h>
      <text:list text:style-name="L3">
        <text:list-item>
          <text:p text:style-name="P6"><text:span text:style-name="Strong_20_Emphasis">Exibir Informações Gerais sobre o Aluno</text:span>: Mostrar o rendimento acadêmico, prazos e outras informações relevantes.</text:p>
        </text:list-item>
      </text:list>
      <text:h text:style-name="Heading_20_5" text:outline-level="5">2.3. Matrícula</text:h>
      <text:list text:style-name="L4">
        <text:list-item>
          <text:p text:style-name="P7"><text:span text:style-name="Strong_20_Emphasis">Campo de Pesquisa</text:span>: Facilitar a busca por disciplinas.</text:p>
        </text:list-item>
        <text:list-item>
          <text:p text:style-name="P7"><text:span text:style-name="Strong_20_Emphasis">Matrícula em Disciplinas</text:span>: Permitir que o aluno se matricule em matérias para cada semestre.</text:p>
        </text:list-item>
        <text:list-item>
          <text:p text:style-name="P8"><text:span text:style-name="Strong_20_Emphasis">Matrícula em Disciplinas Específicas</text:span>: Permitir ao aluno se matricular em disciplinas específicas.</text:p>
        </text:list-item>
      </text:list>
      <text:h text:style-name="Heading_20_5" text:outline-level="5">2.4. Histórico</text:h>
      <text:list text:style-name="L5">
        <text:list-item>
          <text:p text:style-name="P9"><text:span text:style-name="Strong_20_Emphasis">Exibição do Histórico</text:span>: Exibir informações detalhadas sobre o histórico acadêmico do aluno.</text:p>
        </text:list-item>
      </text:list>
      <text:h text:style-name="Heading_20_5" text:outline-level="5">2.5. Dados do Aluno</text:h>
      <text:list text:style-name="L6">
        <text:list-item>
          <text:p text:style-name="P10"><text:span text:style-name="Strong_20_Emphasis">Campo de Pesquisa</text:span>: Facilitar a busca por disciplinas.</text:p>
        </text:list-item>
        <text:list-item>
          <text:p text:style-name="P10"><text:span text:style-name="Strong_20_Emphasis">Exibição de Frequência</text:span>: Mostrar a frequência do aluno no semestre atual.</text:p>
        </text:list-item>
        <text:list-item>
          <text:p text:style-name="P11"><text:span text:style-name="Strong_20_Emphasis">Exibição de Notas</text:span>: Mostrar as notas de cada atividade das matérias cursadas.</text:p>
        </text:list-item>
      </text:list>
      <text:h text:style-name="Heading_20_5" text:outline-level="5">2.6. Agenda</text:h>
      <text:list text:style-name="L7">
        <text:list-item>
          <text:p text:style-name="P12"><text:span text:style-name="Strong_20_Emphasis">Campo de Pesquisa</text:span>: Facilitar a busca por disciplinas.</text:p>
        </text:list-item>
        <text:list-item>
          <text:p text:style-name="P13"><text:span text:style-name="Strong_20_Emphasis">Calendário de Avaliações</text:span>: Exibir o calendário de avaliações do semestre.</text:p>
        </text:list-item>
      </text:list>
      <text:h text:style-name="Heading_20_5" text:outline-level="5">2.7. Segurança</text:h>
      <text:list text:style-name="L8">
        <text:list-item>
          <text:p text:style-name="P14"><text:span text:style-name="Strong_20_Emphasis">Troca de Senha</text:span>: Permitir que o aluno altere sua senha de acesso.</text:p>
        </text:list-item>
        <text:list-item>
          <text:p text:style-name="P15"><text:span text:style-name="Strong_20_Emphasis">Troca de E-mail</text:span>: Permitir que o aluno altere seu e-mail cadastrado.</text:p>
        </text:list-item>
      </text:list>
      <text:h text:style-name="Heading_20_5" text:outline-level="5">2.8. Solicitações</text:h>
      <text:p text:style-name="Text_20_body">Permitir ao aluno realizar as seguintes solicitações:</text:p>
      <text:list text:style-name="L9">
        <text:list-item>
          <text:p text:style-name="P16"><text:span text:style-name="Strong_20_Emphasis">Revisão de Notas</text:span></text:p>
        </text:list-item>
        <text:list-item>
          <text:p text:style-name="P16"><text:span text:style-name="Strong_20_Emphasis">Revisão de Faltas</text:span></text:p>
        </text:list-item>
        <text:list-item>
          <text:p text:style-name="P16"><text:span text:style-name="Strong_20_Emphasis">Exame Geral</text:span></text:p>
        </text:list-item>
        <text:list-item>
          <text:p text:style-name="P16"><text:soft-page-break/><text:span text:style-name="Strong_20_Emphasis">Disciplinas Matriculadas no Semestre</text:span></text:p>
        </text:list-item>
        <text:list-item>
          <text:p text:style-name="P16"><text:span text:style-name="Strong_20_Emphasis">Solicitação de Regime Domiciliar</text:span>:</text:p>
          <text:list>
            <text:list-item>
              <text:p text:style-name="P16">Justificativa para o regime domiciliar</text:p>
            </text:list-item>
            <text:list-item>
              <text:p text:style-name="P16">Data Inicial</text:p>
            </text:list-item>
            <text:list-item>
              <text:p text:style-name="P17">Data Final</text:p>
            </text:list-item>
          </text:list>
        </text:list-item>
      </text:list>
      <text:h text:style-name="Heading_20_5" text:outline-level="5">2.9. Plano de Ensino</text:h>
      <text:list text:style-name="L10">
        <text:list-item>
          <text:p text:style-name="P18"><text:span text:style-name="Strong_20_Emphasis">Campo de Pesquisa</text:span>: Facilitar a busca por disciplinas.</text:p>
        </text:list-item>
        <text:list-item>
          <text:p text:style-name="P18"><text:span text:style-name="Strong_20_Emphasis">Exibição do Plano de Ensino</text:span>:</text:p>
          <text:list>
            <text:list-item>
              <text:p text:style-name="P18">Nome da disciplina</text:p>
            </text:list-item>
            <text:list-item>
              <text:p text:style-name="P18">Ementa</text:p>
            </text:list-item>
            <text:list-item>
              <text:p text:style-name="P18">Objetivo</text:p>
            </text:list-item>
            <text:list-item>
              <text:p text:style-name="P18">Carga horária semanal (teórica, prática e total)</text:p>
            </text:list-item>
          </text:list>
        </text:list-item>
        <text:list-item>
          <text:p text:style-name="P19"><text:span text:style-name="Strong_20_Emphasis">Avaliações</text:span>: Exibir informações sobre as avaliações previstas para a disciplina.</text:p>
        </text:list-item>
      </text:list>
      <text:h text:style-name="P20" text:outline-level="3" text:is-list-header="true">Requisitos Não Funcionais</text:h>
      <text:list text:style-name="L11">
        <text:list-item>
          <text:p text:style-name="P21"><text:span text:style-name="Strong_20_Emphasis">Interface Amigável e Intuitiva</text:span>: O sistema deve ter uma interface fácil de usar e acessível para o usuário.</text:p>
        </text:list-item>
        <text:list-item>
          <text:p text:style-name="P21"><text:span text:style-name="Strong_20_Emphasis">Desempenho</text:span>: O sistema deve ser capaz de suportar múltiplos usuários simultaneamente, sem perda significativa de desempenho.</text:p>
        </text:list-item>
        <text:list-item>
          <text:p text:style-name="P21"><text:span text:style-name="Strong_20_Emphasis">Segurança de Dados e Autenticação</text:span>: O sistema deve garantir a proteção dos dados do usuário e autenticação segura.</text:p>
        </text:list-item>
        <text:list-item>
          <text:p text:style-name="P21"><text:span text:style-name="Strong_20_Emphasis">Manutenibilidade</text:span>: O sistema deve ser fácil de manter e atualizar, garantindo sua estabilidade a longo prazo.</text:p>
        </text:list-item>
        <text:list-item>
          <text:p text:style-name="P22"><text:span text:style-name="Strong_20_Emphasis">Compatibilidade</text:span>: O sistema deve ser compatível com diferentes dispositivos (desktop, tablet, mobile).</text:p>
        </text:list-item>
      </text:list>
      <text:h text:style-name="Heading_20_2" text:outline-level="2"><text:span text:style-name="Strong_20_Emphasis"><text:span text:style-name="T1">Narrativa de Casos de Uso</text:span></text:span></text:h>
      <text:h text:style-name="Heading_20_3" text:outline-level="3">1. <text:span text:style-name="Strong_20_Emphasis">Identificação de Atores</text:span></text:h>
      <text:h text:style-name="Heading_20_4" text:outline-level="4">1.1 <text:span text:style-name="Strong_20_Emphasis">Aluno</text:span></text:h>
      <text:p text:style-name="Text_20_body">O <text:span text:style-name="Strong_20_Emphasis">Aluno</text:span> é o principal usuário do sistema, sendo responsável por interagir com suas funcionalidades, como matrícula em disciplinas, consulta ao histórico acadêmico, solicitações de revisão de notas, entre outras.</text:p>
      <text:h text:style-name="Heading_20_4" text:outline-level="4">1.2 <text:span text:style-name="Strong_20_Emphasis">Instituição</text:span></text:h>
      <text:p text:style-name="Text_20_body">A <text:span text:style-name="Strong_20_Emphasis">Instituição</text:span> fornece os dados necessários sobre os alunos, como informações acadêmicas (notas, frequência, disciplinas) e oferece suporte na gestão do sistema.</text:p>
      <text:h text:style-name="Heading_20_3" text:outline-level="3">2. <text:span text:style-name="Strong_20_Emphasis">Funcionalidades do Sistema</text:span></text:h>
      <text:h text:style-name="Heading_20_4" text:outline-level="4">2.1 <text:span text:style-name="Strong_20_Emphasis">Tela Inicial</text:span></text:h>
      <text:p text:style-name="Text_20_body"><text:span text:style-name="Strong_20_Emphasis">Caso de Uso: Login</text:span></text:p>
      <text:list text:style-name="L12">
        <text:list-item>
          <text:p text:style-name="P23"><text:span text:style-name="Strong_20_Emphasis">Atores envolvidos:</text:span> Aluno</text:p>
        </text:list-item>
        <text:list-item>
          <text:p text:style-name="P23"><text:soft-page-break/><text:span text:style-name="Strong_20_Emphasis">Descrição:</text:span> O Aluno acessa o sistema através da tela inicial onde realiza seu login. Para isso, ele insere suas credenciais (usuário e senha) e o sistema autentica essas informações.</text:p>
        </text:list-item>
        <text:list-item>
          <text:p text:style-name="P23"><text:span text:style-name="Strong_20_Emphasis">Fluxo Principal:</text:span></text:p>
          <text:list>
            <text:list-item>
              <text:p text:style-name="P23">O Aluno acessa a página inicial do sistema.</text:p>
            </text:list-item>
            <text:list-item>
              <text:p text:style-name="P23">O Aluno insere seu usuário e senha.</text:p>
            </text:list-item>
            <text:list-item>
              <text:p text:style-name="P23">O sistema valida as credenciais.</text:p>
            </text:list-item>
            <text:list-item>
              <text:p text:style-name="P23">Caso as credenciais sejam válidas, o Aluno é redirecionado para a página principal do sistema.</text:p>
            </text:list-item>
            <text:list-item>
              <text:p text:style-name="P23">Caso contrário, o sistema exibe uma mensagem de erro.</text:p>
            </text:list-item>
          </text:list>
        </text:list-item>
        <text:list-item>
          <text:p text:style-name="P24"><text:span text:style-name="Strong_20_Emphasis">Requisitos:</text:span> O sistema deve garantir a segurança das credenciais do Aluno e a confidencialidade de seus dados.</text:p>
        </text:list-item>
      </text:list>
      <text:h text:style-name="Heading_20_4" text:outline-level="4" text:is-list-header="true">2.2 <text:span text:style-name="Strong_20_Emphasis">Menu</text:span></text:h>
      <text:p text:style-name="Text_20_body"><text:span text:style-name="Strong_20_Emphasis">Caso de Uso: Exibir Informações Gerais sobre o Aluno</text:span></text:p>
      <text:list text:style-name="L13">
        <text:list-item>
          <text:p text:style-name="P25"><text:span text:style-name="Strong_20_Emphasis">Atores envolvidos:</text:span> Aluno</text:p>
        </text:list-item>
        <text:list-item>
          <text:p text:style-name="P25"><text:span text:style-name="Strong_20_Emphasis">Descrição:</text:span> Após o login, o Aluno tem acesso ao menu principal, onde pode visualizar seu rendimento acadêmico, prazos e outras informações relevantes.</text:p>
        </text:list-item>
        <text:list-item>
          <text:p text:style-name="P25"><text:span text:style-name="Strong_20_Emphasis">Fluxo Principal:</text:span></text:p>
          <text:list>
            <text:list-item>
              <text:p text:style-name="P25">O Aluno acessa o menu principal.</text:p>
            </text:list-item>
            <text:list-item>
              <text:p text:style-name="P25">O sistema exibe informações como o rendimento acadêmico do Aluno, datas de prazos importantes (ex: matrícula, provas) e outras notificações.</text:p>
            </text:list-item>
          </text:list>
        </text:list-item>
        <text:list-item>
          <text:p text:style-name="P26"><text:span text:style-name="Strong_20_Emphasis">Requisitos:</text:span> O sistema deve apresentar essas informações de forma clara e organizada.</text:p>
        </text:list-item>
      </text:list>
      <text:h text:style-name="Heading_20_4" text:outline-level="4" text:is-list-header="true">2.3 <text:span text:style-name="Strong_20_Emphasis">Matrícula</text:span></text:h>
      <text:p text:style-name="Text_20_body"><text:span text:style-name="Strong_20_Emphasis">Caso de Uso: Matrícula em Disciplinas</text:span></text:p>
      <text:list text:style-name="L14">
        <text:list-item>
          <text:p text:style-name="P27"><text:span text:style-name="Strong_20_Emphasis">Atores envolvidos:</text:span> Aluno</text:p>
        </text:list-item>
        <text:list-item>
          <text:p text:style-name="P27"><text:span text:style-name="Strong_20_Emphasis">Descrição:</text:span> O Aluno pode realizar sua matrícula em disciplinas para o semestre atual. O sistema oferece um campo de pesquisa para facilitar a busca por disciplinas e possibilita a matrícula em disciplinas específicas.</text:p>
        </text:list-item>
        <text:list-item>
          <text:p text:style-name="P27"><text:span text:style-name="Strong_20_Emphasis">Fluxo Principal:</text:span></text:p>
          <text:list>
            <text:list-item>
              <text:p text:style-name="P27">O Aluno acessa a funcionalidade de matrícula.</text:p>
            </text:list-item>
            <text:list-item>
              <text:p text:style-name="P27">O Aluno utiliza o campo de pesquisa para buscar disciplinas.</text:p>
            </text:list-item>
            <text:list-item>
              <text:p text:style-name="P27">O Aluno seleciona as disciplinas desejadas e realiza a matrícula.</text:p>
            </text:list-item>
            <text:list-item>
              <text:p text:style-name="P27">O sistema confirma a matrícula e atualiza a lista de disciplinas do Aluno.</text:p>
            </text:list-item>
          </text:list>
        </text:list-item>
        <text:list-item>
          <text:p text:style-name="P28"><text:span text:style-name="Strong_20_Emphasis">Requisitos:</text:span> O sistema deve garantir que o Aluno seja informado sobre as disciplinas já matriculadas e sobre as disciplinas disponíveis para matrícula.</text:p>
        </text:list-item>
      </text:list>
      <text:h text:style-name="Heading_20_4" text:outline-level="4" text:is-list-header="true">2.4 <text:span text:style-name="Strong_20_Emphasis">Histórico</text:span></text:h>
      <text:p text:style-name="Text_20_body"><text:span text:style-name="Strong_20_Emphasis">Caso de Uso: Exibição do Histórico Acadêmico</text:span></text:p>
      <text:list text:style-name="L15">
        <text:list-item>
          <text:p text:style-name="P29"><text:span text:style-name="Strong_20_Emphasis">Atores envolvidos:</text:span> Aluno</text:p>
        </text:list-item>
        <text:list-item>
          <text:p text:style-name="P29"><text:span text:style-name="Strong_20_Emphasis">Descrição:</text:span> O Aluno pode consultar seu histórico acadêmico, com informações detalhadas sobre suas notas, frequência, e status das disciplinas cursadas.</text:p>
        </text:list-item>
        <text:list-item>
          <text:p text:style-name="P29"><text:span text:style-name="Strong_20_Emphasis">Fluxo Principal:</text:span></text:p>
          <text:list>
            <text:list-item>
              <text:p text:style-name="P29">O Aluno acessa a opção de "Histórico".</text:p>
            </text:list-item>
            <text:list-item>
              <text:p text:style-name="P29"><text:soft-page-break/>O sistema exibe as informações sobre todas as disciplinas cursadas, com notas e frequência.</text:p>
            </text:list-item>
            <text:list-item>
              <text:p text:style-name="P29">O Aluno pode visualizar detalhes sobre cada disciplina, como notas de atividades e frequência no semestre.</text:p>
            </text:list-item>
          </text:list>
        </text:list-item>
        <text:list-item>
          <text:p text:style-name="P30"><text:span text:style-name="Strong_20_Emphasis">Requisitos:</text:span> O sistema deve garantir que o histórico acadêmico esteja sempre atualizado e acessível.</text:p>
        </text:list-item>
      </text:list>
      <text:h text:style-name="Heading_20_4" text:outline-level="4" text:is-list-header="true">2.5 <text:span text:style-name="Strong_20_Emphasis">Dados do Aluno</text:span></text:h>
      <text:p text:style-name="Text_20_body"><text:span text:style-name="Strong_20_Emphasis">Caso de Uso: Exibição de Frequência e Notas</text:span></text:p>
      <text:list text:style-name="L16">
        <text:list-item>
          <text:p text:style-name="P31"><text:span text:style-name="Strong_20_Emphasis">Atores envolvidos:</text:span> Aluno</text:p>
        </text:list-item>
        <text:list-item>
          <text:p text:style-name="P31"><text:span text:style-name="Strong_20_Emphasis">Descrição:</text:span> O Aluno pode consultar suas informações pessoais, como a frequência e as notas de cada atividade nas disciplinas cursadas no semestre.</text:p>
        </text:list-item>
        <text:list-item>
          <text:p text:style-name="P31"><text:span text:style-name="Strong_20_Emphasis">Fluxo Principal:</text:span></text:p>
          <text:list>
            <text:list-item>
              <text:p text:style-name="P31">O Aluno acessa a funcionalidade de "Dados do Aluno".</text:p>
            </text:list-item>
            <text:list-item>
              <text:p text:style-name="P31">O sistema exibe a frequência do Aluno nas disciplinas e as notas de cada atividade realizada.</text:p>
            </text:list-item>
          </text:list>
        </text:list-item>
        <text:list-item>
          <text:p text:style-name="P32"><text:span text:style-name="Strong_20_Emphasis">Requisitos:</text:span> O sistema deve garantir que as informações estejam corretas e atualizadas.</text:p>
        </text:list-item>
      </text:list>
      <text:h text:style-name="Heading_20_4" text:outline-level="4" text:is-list-header="true">2.6 <text:span text:style-name="Strong_20_Emphasis">Agenda</text:span></text:h>
      <text:p text:style-name="Text_20_body"><text:span text:style-name="Strong_20_Emphasis">Caso de Uso: Calendário de Avaliações</text:span></text:p>
      <text:list text:style-name="L17">
        <text:list-item>
          <text:p text:style-name="P33"><text:span text:style-name="Strong_20_Emphasis">Atores envolvidos:</text:span> Aluno</text:p>
        </text:list-item>
        <text:list-item>
          <text:p text:style-name="P33"><text:span text:style-name="Strong_20_Emphasis">Descrição:</text:span> O Aluno pode acessar o calendário de avaliações, visualizando as datas das provas e outras atividades avaliativas.</text:p>
        </text:list-item>
        <text:list-item>
          <text:p text:style-name="P33"><text:span text:style-name="Strong_20_Emphasis">Fluxo Principal:</text:span></text:p>
          <text:list>
            <text:list-item>
              <text:p text:style-name="P33">O Aluno acessa a funcionalidade de "Agenda".</text:p>
            </text:list-item>
            <text:list-item>
              <text:p text:style-name="P33">O sistema exibe um calendário com as datas das avaliações do semestre.</text:p>
            </text:list-item>
            <text:list-item>
              <text:p text:style-name="P33">O Aluno pode clicar nas datas para obter mais informações sobre as avaliações.</text:p>
            </text:list-item>
          </text:list>
        </text:list-item>
        <text:list-item>
          <text:p text:style-name="P34"><text:span text:style-name="Strong_20_Emphasis">Requisitos:</text:span> O sistema deve garantir que o calendário esteja atualizado e contenha todas as avaliações previstas.</text:p>
        </text:list-item>
      </text:list>
      <text:h text:style-name="Heading_20_4" text:outline-level="4" text:is-list-header="true">2.7 <text:span text:style-name="Strong_20_Emphasis">Segurança</text:span></text:h>
      <text:p text:style-name="Text_20_body"><text:span text:style-name="Strong_20_Emphasis">Caso de Uso: Troca de Senha e E-mail</text:span></text:p>
      <text:list text:style-name="L18">
        <text:list-item>
          <text:p text:style-name="P35"><text:span text:style-name="Strong_20_Emphasis">Atores envolvidos:</text:span> Aluno</text:p>
        </text:list-item>
        <text:list-item>
          <text:p text:style-name="P35"><text:span text:style-name="Strong_20_Emphasis">Descrição:</text:span> O Aluno pode alterar sua senha e seu e-mail cadastrados no sistema, garantindo a segurança de seus dados.</text:p>
        </text:list-item>
        <text:list-item>
          <text:p text:style-name="P35"><text:span text:style-name="Strong_20_Emphasis">Fluxo Principal:</text:span></text:p>
          <text:list>
            <text:list-item>
              <text:p text:style-name="P35">O Aluno acessa a funcionalidade de "Segurança".</text:p>
            </text:list-item>
            <text:list-item>
              <text:p text:style-name="P35">O Aluno escolhe a opção de "Troca de Senha" ou "Troca de E-mail".</text:p>
            </text:list-item>
            <text:list-item>
              <text:p text:style-name="P35">O sistema solicita os dados necessários para realizar a alteração.</text:p>
            </text:list-item>
            <text:list-item>
              <text:p text:style-name="P35">O Aluno confirma as alterações.</text:p>
            </text:list-item>
            <text:list-item>
              <text:p text:style-name="P35">O sistema atualiza os dados do Aluno e confirma a alteração.</text:p>
            </text:list-item>
          </text:list>
        </text:list-item>
        <text:list-item>
          <text:p text:style-name="P36"><text:span text:style-name="Strong_20_Emphasis">Requisitos:</text:span> O sistema deve garantir que a alteração de senha e e-mail seja realizada de forma segura e sem riscos para a privacidade do Aluno.</text:p>
        </text:list-item>
      </text:list>
      <text:h text:style-name="Heading_20_4" text:outline-level="4" text:is-list-header="true"><text:soft-page-break/>2.8 <text:span text:style-name="Strong_20_Emphasis">Solicitações</text:span></text:h>
      <text:p text:style-name="Text_20_body"><text:span text:style-name="Strong_20_Emphasis">Caso de Uso: Solicitação de Revisão de Notas ou Faltas</text:span></text:p>
      <text:list text:style-name="L19">
        <text:list-item>
          <text:p text:style-name="P37"><text:span text:style-name="Strong_20_Emphasis">Atores envolvidos:</text:span> Aluno</text:p>
        </text:list-item>
        <text:list-item>
          <text:p text:style-name="P37"><text:span text:style-name="Strong_20_Emphasis">Descrição:</text:span> O Aluno pode realizar solicitações ao sistema, como revisão de notas ou faltas, ou solicitar exame geral, regime domiciliar, entre outras opções.</text:p>
        </text:list-item>
        <text:list-item>
          <text:p text:style-name="P37"><text:span text:style-name="Strong_20_Emphasis">Fluxo Principal:</text:span></text:p>
          <text:list>
            <text:list-item>
              <text:p text:style-name="P37">O Aluno acessa a funcionalidade de "Solicitações".</text:p>
            </text:list-item>
            <text:list-item>
              <text:p text:style-name="P37">O Aluno seleciona o tipo de solicitação (revisão de notas, revisão de faltas, etc.).</text:p>
            </text:list-item>
            <text:list-item>
              <text:p text:style-name="P37">O sistema solicita as informações necessárias (como justificativa para regime domiciliar, datas, etc.).</text:p>
            </text:list-item>
            <text:list-item>
              <text:p text:style-name="P37">O Aluno preenche os dados e submete a solicitação.</text:p>
            </text:list-item>
            <text:list-item>
              <text:p text:style-name="P37">O sistema envia a solicitação para a Instituição e informa o Aluno sobre o status.</text:p>
            </text:list-item>
          </text:list>
        </text:list-item>
        <text:list-item>
          <text:p text:style-name="P38"><text:span text:style-name="Strong_20_Emphasis">Requisitos:</text:span> O sistema deve garantir que as solicitações sejam processadas corretamente e de forma eficiente.</text:p>
        </text:list-item>
      </text:list>
      <text:h text:style-name="Heading_20_4" text:outline-level="4" text:is-list-header="true">2.9 <text:span text:style-name="Strong_20_Emphasis">Plano de Ensino</text:span></text:h>
      <text:p text:style-name="Text_20_body"><text:span text:style-name="Strong_20_Emphasis">Caso de Uso: Exibição do Plano de Ensino</text:span></text:p>
      <text:list text:style-name="L20">
        <text:list-item>
          <text:p text:style-name="P39"><text:span text:style-name="Strong_20_Emphasis">Atores envolvidos:</text:span> Aluno</text:p>
        </text:list-item>
        <text:list-item>
          <text:p text:style-name="P39"><text:span text:style-name="Strong_20_Emphasis">Descrição:</text:span> O Aluno pode consultar o plano de ensino de cada disciplina matriculada, visualizando o nome, ementa, objetivos, carga horária e avaliações previstas.</text:p>
        </text:list-item>
        <text:list-item>
          <text:p text:style-name="P39"><text:span text:style-name="Strong_20_Emphasis">Fluxo Principal:</text:span></text:p>
          <text:list>
            <text:list-item>
              <text:p text:style-name="P39">O Aluno acessa a funcionalidade de "Plano de Ensino".</text:p>
            </text:list-item>
            <text:list-item>
              <text:p text:style-name="P39">O sistema exibe o plano de ensino de cada disciplina, com todos os detalhes relevantes (nome, ementa, objetivos, carga horária, avaliações, etc.).</text:p>
            </text:list-item>
          </text:list>
        </text:list-item>
        <text:list-item>
          <text:p text:style-name="P40"><text:span text:style-name="Strong_20_Emphasis">Requisitos:</text:span> O sistema deve garantir que o plano de ensino esteja sempre atualizado e acessível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d55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6:22:46.836686533</meta:creation-date>
    <dc:date>2024-11-09T14:16:18.500979509</dc:date>
    <meta:editing-duration>PT5H52M55S</meta:editing-duration>
    <meta:editing-cycles>12</meta:editing-cycles>
    <meta:generator>LibreOffice/24.8.2.1$Linux_X86_64 LibreOffice_project/41740883c77b073d14011387305cb18c71aed59b</meta:generator>
    <meta:print-date>2024-11-09T14:14:17.580484458</meta:print-date>
    <meta:printed-by>PDF files</meta:printed-by>
    <meta:document-statistic meta:table-count="0" meta:image-count="0" meta:object-count="0" meta:page-count="5" meta:paragraph-count="142" meta:word-count="1347" meta:character-count="8288" meta:non-whitespace-character-count="7185"/>
  </office:meta>
</office:document-meta>
</file>